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#00B050"/>
    </style:style>
    <style:style style:name="ce11" style:family="table-cell" style:parent-style-name="Default" style:data-style-name="N0">
      <style:table-cell-properties style:vertical-align="automatic" fo:wrap-option="wrap" fo:background-color="#00B050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fo:background-color="#00B050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#00B050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fo:background-color="#D0D0D0"/>
    </style:style>
    <style:style style:name="ce20" style:family="table-cell" style:parent-style-name="Default" style:data-style-name="N0">
      <style:table-cell-properties style:vertical-align="middle" fo:wrap-option="wrap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1" style:family="table-cell" style:parent-style-name="Default" style:data-style-name="N0">
      <style:table-cell-properties style:vertical-align="middle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fo:background-color="#4EA72E"/>
    </style:style>
    <style:style style:name="ce2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style:vertical-align="automatic" fo:wrap-option="wrap" fo:background-color="#4EA72E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style:vertical-align="automatic" fo:wrap-option="wrap" fo:background-color="#4EA72E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middle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fo:background-color="#E97132"/>
    </style:style>
    <style:style style:name="ce33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fo:background-color="#A02B93"/>
    </style:style>
    <style:style style:name="ce3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6.3948333333333cm"/>
    </style:style>
    <style:style style:name="co4" style:family="table-column">
      <style:table-column-properties fo:break-before="auto" style:column-width="18.415cm"/>
    </style:style>
    <style:style style:name="co5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4.4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4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9"/>
        <table:table-column table:style-name="co2" table:default-cell-style-name="ce40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9">
            <text:p><text:s/></text:p>
          </table:table-cell>
          <table:table-cell table:number-columns-repeated="16382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table:number-columns-repeated="16382" table:style-name="ce10"/>
        </table:table-row>
        <table:table-row table:style-name="ro1">
          <table:table-cell office:value-type="string" table:style-name="ce11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e(?![mnlio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0">
            <text:p>ver leão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(?&lt;!ã)o(?!óõô)$</text:p>
          </table:table-cell>
          <table:table-cell office:value-type="string" table:style-name="ce9">
            <text:p>u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a(?!áãâ)$</text:p>
          </table:table-cell>
          <table:table-cell office:value-type="string" table:style-name="ce9">
            <text:p>ɐ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(?&lt;!ã)e(?!éê)$</text:p>
          </table:table-cell>
          <table:table-cell office:value-type="string" table:style-name="ce9">
            <text:p>ɨ</text:p>
          </table:table-cell>
          <table:table-cell table:number-columns-repeated="16382" table:style-name="ce12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5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im|in|ín)(?=[ˈ bcçdgjlmnpqrstvxz])</text:p>
          </table:table-cell>
          <table:table-cell office:value-type="string" table:style-name="ce12">
            <text:p>i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om|on|ôn)(?=[ˈ bcçdgjlmnpqrstvxz])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3">
          <table:table-cell office:value-type="string" table:style-name="ce12">
            <text:p>(am|âm|an|ân)(?=[ˈ bcçdgjlmnpqrstvxz])</text:p>
          </table:table-cell>
          <table:table-cell office:value-type="string" table:style-name="ce12">
            <text:p>ɐ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em|en|ên)(?=[ˈ bcçdgjlmnpqrstvxz])</text:p>
          </table:table-cell>
          <table:table-cell office:value-type="string" table:style-name="ce12">
            <text:p>e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um|un)(?=[ˈ bcçdgjlmnpqrstvxz])</text:p>
          </table:table-cell>
          <table:table-cell office:value-type="string" table:style-name="ce12">
            <text:p>u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im$</text:p>
          </table:table-cell>
          <table:table-cell office:value-type="string" table:style-name="ce12">
            <text:p>ĩ</text:p>
          </table:table-cell>
          <table:table-cell table:number-columns-repeated="16382" table:style-name="ce12"/>
        </table:table-row>
        <table:table-row table:style-name="ro1">
          <table:table-cell office:value-type="string" table:style-name="ce12">
            <text:p>om$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ã(?!o)$</text:p>
          </table:table-cell>
          <table:table-cell office:value-type="string" table:style-name="ce11">
            <text:p>ɐ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um$</text:p>
          </table:table-cell>
          <table:table-cell office:value-type="string" table:style-name="ce11">
            <text:p>u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office:value-type="string" table:style-name="ce13">
            <text:p>tem que estar aqui pq senão confunde-se com o j semivogal</text:p>
          </table:table-cell>
          <table:table-cell table:number-columns-repeated="23" table:style-name="ce13"/>
          <table:table-cell table:number-columns-repeated="16358" table:style-name="ce10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ém|em)$</text:p>
          </table:table-cell>
          <table:table-cell office:value-type="string" table:style-name="ce11">
            <text:p>ɐ̃j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4">
            <text:p>muitu</text:p>
          </table:table-cell>
          <table:table-cell office:value-type="string" table:style-name="ce14">
            <text:p>mũj̃tu</text:p>
          </table:table-cell>
          <table:table-cell table:number-columns-repeated="24" table:style-name="ce15"/>
          <table:table-cell table:number-columns-repeated="16358" table:style-name="ce16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9">
            <text:p>o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7">
            <text:p>ói</text:p>
          </table:table-cell>
          <table:table-cell office:value-type="string" table:style-name="ce18">
            <text:p>ɔj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0">
            <text:p>(?&lt;![gq])ui</text:p>
          </table:table-cell>
          <table:table-cell office:value-type="string" table:style-name="ce21">
            <text:p>uj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(au|ao)</text:p>
          </table:table-cell>
          <table:table-cell office:value-type="string" table:style-name="ce21">
            <text:p>aw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eu</text:p>
          </table:table-cell>
          <table:table-cell office:value-type="string" table:style-name="ce21">
            <text:p>ew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17">
            <text:p>éi</text:p>
          </table:table-cell>
          <table:table-cell office:value-type="string" table:style-name="ce18">
            <text:p>ɛj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0">
            <text:p>éu</text:p>
          </table:table-cell>
          <table:table-cell office:value-type="string" table:style-name="ce21">
            <text:p>ɛw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í</text:p>
          </table:table-cell>
          <table:table-cell office:value-type="string" table:style-name="ce21">
            <text:p>i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ê</text:p>
          </table:table-cell>
          <table:table-cell office:value-type="string" table:style-name="ce21">
            <text:p>e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é</text:p>
          </table:table-cell>
          <table:table-cell office:value-type="string" table:style-name="ce21">
            <text:p>ɛ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ú</text:p>
          </table:table-cell>
          <table:table-cell office:value-type="string" table:style-name="ce21">
            <text:p>u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ô</text:p>
          </table:table-cell>
          <table:table-cell office:value-type="string" table:style-name="ce21">
            <text:p>o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ó</text:p>
          </table:table-cell>
          <table:table-cell office:value-type="string" table:style-name="ce21">
            <text:p>ɔ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á</text:p>
          </table:table-cell>
          <table:table-cell office:value-type="string" table:style-name="ce21">
            <text:p>a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(?&lt;=[aɐeɛɨijoɔuw])l(?=[ˈ bcçdfgʒklmnpqrstvxz])</text:p>
          </table:table-cell>
          <table:table-cell office:value-type="string" table:style-name="ce21">
            <text:p>ɫ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l$</text:p>
          </table:table-cell>
          <table:table-cell office:value-type="string" table:style-name="ce21">
            <text:p>ɫ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(?&lt;!ˈ(b|c|ç|d|f|gu|g|ch|nh|lh|j|l|m|n|p|qu|r|rr|s|ss|t|v|x|z|pr|br|tr|dr|cr|gr|fr|vr|pl|bl|cl|gl|fl))e(?=ɫ)</text:p>
          </table:table-cell>
          <table:table-cell office:value-type="string" table:style-name="ce21">
            <text:p>ɛ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(?&lt;!ˈ)^a(?![jwɫ])</text:p>
          </table:table-cell>
          <table:table-cell office:value-type="string" table:style-name="ce21">
            <text:p>ɐ</text:p>
          </table:table-cell>
          <table:table-cell office:value-type="string" table:style-name="ce22">
            <text:p>fronteira inicial</text:p>
          </table:table-cell>
          <table:table-cell table:number-columns-repeated="16381" table:style-name="ce22"/>
        </table:table-row>
        <table:table-row table:style-name="ro7">
          <table:table-cell office:value-type="string" table:style-name="ce23">
            <text:p>(?&lt;!ˈ)^o(?![juɫ])</text:p>
          </table:table-cell>
          <table:table-cell office:value-type="string" table:style-name="ce21">
            <text:p>ɔ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3">
            <text:p>ou</text:p>
          </table:table-cell>
          <table:table-cell office:value-type="string" table:style-name="ce24">
            <text:p>o</text:p>
          </table:table-cell>
          <table:table-cell table:number-columns-repeated="16382" table:style-name="ce16"/>
        </table:table-row>
        <table:table-row table:style-name="ro8">
          <table:table-cell office:value-type="string" table:style-name="ce20">
            <text:p>ch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9">
          <table:table-cell office:value-type="string" table:style-name="ce20">
            <text:p>nh</text:p>
          </table:table-cell>
          <table:table-cell office:value-type="string" table:style-name="ce21">
            <text:p>ɲ</text:p>
          </table:table-cell>
          <table:table-cell table:number-columns-repeated="16382" table:style-name="ce22"/>
        </table:table-row>
        <table:table-row table:style-name="ro10">
          <table:table-cell office:value-type="string" table:style-name="ce20">
            <text:p>lh</text:p>
          </table:table-cell>
          <table:table-cell office:value-type="string" table:style-name="ce21">
            <text:p>ʎ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5">
            <text:p>x</text:p>
          </table:table-cell>
          <table:table-cell office:value-type="string" table:style-name="ce26">
            <text:p>ʃ</text:p>
          </table:table-cell>
          <table:table-cell office:value-type="string" table:style-name="ce27">
            <text:p>EXAME É EXCEÇÃO</text:p>
          </table:table-cell>
          <table:table-cell table:number-columns-repeated="16381" table:style-name="ce27"/>
        </table:table-row>
        <table:table-row table:style-name="ro7">
          <table:table-cell office:value-type="string" table:style-name="ce28">
            <text:p>(?&lt;=[aɐeɛɨioɔujw])b(?=[aɐeɛɨijoɔuwɐ̃ẽĩõũj̃w̃])</text:p>
          </table:table-cell>
          <table:table-cell office:value-type="string" table:style-name="ce28">
            <text:p>β</text:p>
          </table:table-cell>
          <table:table-cell table:number-columns-repeated="24" table:style-name="ce29"/>
          <table:table-cell table:number-columns-repeated="16358" table:style-name="ce22"/>
        </table:table-row>
        <table:table-row table:style-name="ro7">
          <table:table-cell office:value-type="string" table:style-name="ce28">
            <text:p>(?&lt;=[aɐeɛɨioɔujw]ˈ)b(?=[aɐeɛɨijoɔuwɐ̃ẽĩõũj̃w̃])</text:p>
          </table:table-cell>
          <table:table-cell office:value-type="string" table:style-name="ce28">
            <text:p>β</text:p>
          </table:table-cell>
          <table:table-cell office:value-type="string" table:style-name="ce29">
            <text:p>se incluísse o ' ia captar na mesma as nasais</text:p>
          </table:table-cell>
          <table:table-cell table:number-columns-repeated="23" table:style-name="ce29"/>
          <table:table-cell table:number-columns-repeated="16358" table:style-name="ce22"/>
        </table:table-row>
        <table:table-row table:style-name="ro11">
          <table:table-cell office:value-type="string" table:style-name="ce28">
            <text:p>(?&lt;=[aɐeɛɨioɔujw])d(?=[aɐeɛɨijoɔuwɐ̃ẽĩõũj̃w̃])</text:p>
          </table:table-cell>
          <table:table-cell office:value-type="string" table:style-name="ce21">
            <text:p>ð</text:p>
          </table:table-cell>
          <table:table-cell table:number-columns-repeated="16382" table:style-name="ce22"/>
        </table:table-row>
        <table:table-row table:style-name="ro11">
          <table:table-cell office:value-type="string" table:style-name="ce28">
            <text:p>(?&lt;=[aɐeɛɨioɔujw]ˈ)d(?=[aɐeɛɨijoɔuwɐ̃ẽĩõũj̃w̃])</text:p>
          </table:table-cell>
          <table:table-cell office:value-type="string" table:style-name="ce21">
            <text:p>ð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g(?=(ɐj|ɐ̃j̃|e|ẽ|ɛ|i|ĩ|ɨ))</text:p>
          </table:table-cell>
          <table:table-cell office:value-type="string" table:style-name="ce21">
            <text:p>ʒ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gu(?=(ɐj|ɐ̃j̃|e|ẽ|ɛ|i|ĩ|ɨ))</text:p>
          </table:table-cell>
          <table:table-cell office:value-type="string" table:style-name="ce21">
            <text:p>g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8">
            <text:p>(?&lt;=[aɐeɛɨioɔujw])g(?=[aɐeɛɨijoɔuwɐ̃ẽĩõũj̃w̃])</text:p>
          </table:table-cell>
          <table:table-cell office:value-type="string" table:style-name="ce21">
            <text:p>ɣ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8">
            <text:p>(?&lt;=[aɐeɛɨioɔujw]ˈ)g(?=[aɐeɛɨijoɔuwɐ̃ẽĩõũj̃w̃])</text:p>
          </table:table-cell>
          <table:table-cell office:value-type="string" table:style-name="ce21">
            <text:p>ɣ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8">
            <text:p>(?&lt;=[aɐeɛɨijoɔuw])s(?=[aɐeɛɨijoɔuw])</text:p>
          </table:table-cell>
          <table:table-cell office:value-type="string" table:style-name="ce21">
            <text:p>z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8">
            <text:p>(?&lt;=[aɐeɛɨijoɔuw]ˈ)s(?=[aɐeɛɨijoɔuw])</text:p>
          </table:table-cell>
          <table:table-cell office:value-type="string" table:style-name="ce21">
            <text:p>z</text:p>
          </table:table-cell>
          <table:table-cell office:value-type="string" table:style-name="ce22">
            <text:p>senão captava os s iniciais como seco</text:p>
          </table:table-cell>
          <table:table-cell table:number-columns-repeated="16381" table:style-name="ce22"/>
        </table:table-row>
        <table:table-row table:style-name="ro1">
          <table:table-cell office:value-type="string" table:style-name="ce20">
            <text:p>ç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danzar</text:p>
          </table:table-cell>
          <table:table-cell table:number-columns-repeated="16381" table:style-name="ce22"/>
        </table:table-row>
        <table:table-row table:style-name="ro11">
          <table:table-cell office:value-type="string" table:style-name="ce20">
            <text:p>c(?!ɐj|ɐ̃j̃|e|ẽ|ɛ|i|ĩ|ɨ|j)</text:p>
          </table:table-cell>
          <table:table-cell office:value-type="string" table:style-name="ce21">
            <text:p>k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c(?=(ɐj|e|ɛ|i|ɨ|j))</text:p>
          </table:table-cell>
          <table:table-cell office:value-type="string" table:style-name="ce21">
            <text:p>s</text:p>
          </table:table-cell>
          <table:table-cell office:value-type="float" office:value="37" table:style-name="ce22">
            <text:p>37</text:p>
          </table:table-cell>
          <table:table-cell table:number-columns-repeated="16381" table:style-name="ce22"/>
        </table:table-row>
        <table:table-row table:style-name="ro8">
          <table:table-cell office:value-type="string" table:style-name="ce20">
            <text:p>s{2}</text:p>
          </table:table-cell>
          <table:table-cell office:value-type="string" table:style-name="ce21">
            <text:p>s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s(?=[ptkfs])</text:p>
          </table:table-cell>
          <table:table-cell office:value-type="string" table:style-name="ce21">
            <text:p>ʃ</text:p>
          </table:table-cell>
          <table:table-cell office:value-type="float" office:value="24" table:style-name="ce22">
            <text:p>24</text:p>
          </table:table-cell>
          <table:table-cell table:number-columns-repeated="16381" table:style-name="ce22"/>
        </table:table-row>
        <table:table-row table:style-name="ro8">
          <table:table-cell office:value-type="string" table:style-name="ce20">
            <text:p>s(?=ˈ[ptkfs])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13">
          <table:table-cell office:value-type="string" table:style-name="ce20">
            <text:p>s(?=[bdgmnɲrvzlʎ])</text:p>
          </table:table-cell>
          <table:table-cell office:value-type="string" table:style-name="ce21">
            <text:p>ʒ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s$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z$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qu(?=(ɐj|ɐ̃j̃|e|ẽ|ɛ|i|ĩ|ɨ))</text:p>
          </table:table-cell>
          <table:table-cell office:value-type="string" table:style-name="ce21">
            <text:p>k</text:p>
          </table:table-cell>
          <table:table-cell table:number-columns-repeated="16382" table:style-name="ce22"/>
        </table:table-row>
        <table:table-row table:style-name="ro14">
          <table:table-cell office:value-type="string" table:style-name="ce30">
            <text:p>q</text:p>
          </table:table-cell>
          <table:table-cell office:value-type="string" table:style-name="ce31">
            <text:p>k</text:p>
          </table:table-cell>
          <table:table-cell table:number-columns-repeated="16382" table:style-name="ce32"/>
        </table:table-row>
        <table:table-row table:style-name="ro10">
          <table:table-cell office:value-type="string" table:style-name="ce20">
            <text:p>^r</text:p>
          </table:table-cell>
          <table:table-cell office:value-type="string" table:style-name="ce21">
            <text:p>ʀ</text:p>
          </table:table-cell>
          <table:table-cell table:number-columns-repeated="16382" table:style-name="ce22"/>
        </table:table-row>
        <table:table-row table:style-name="ro10">
          <table:table-cell office:value-type="string" table:style-name="ce20">
            <text:p>^ˈr</text:p>
          </table:table-cell>
          <table:table-cell office:value-type="string" table:style-name="ce21">
            <text:p>ʀ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r{2}</text:p>
          </table:table-cell>
          <table:table-cell office:value-type="string" table:style-name="ce21">
            <text:p>ʀ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(?&lt;=[aɐeɛɨijoɔuw])r(?=[ˈbdfgʃɲʎʒklmnpstvz])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2">
          <table:table-cell office:value-type="string" table:style-name="ce20">
            <text:p>r$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0">
            <text:p>(?&lt;=[aɐeɛɨijoɔuw])r(?=[aɐeɛɨijoɔuwɐ̃ẽĩj̃w̃])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0">
            <text:p>(?&lt;=[aɐeɛɨijoɔuw]ˈ)r(?=[aɐeɛɨijoɔuwɐ̃ẽĩj̃w̃])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(?&lt;=[pbtdkgfv])r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3">
            <text:p>a(?=(m|n|nh))</text:p>
          </table:table-cell>
          <table:table-cell office:value-type="string" table:style-name="ce24">
            <text:p>ɐ</text:p>
          </table:table-cell>
          <table:table-cell office:value-type="string" table:style-name="ce16">
            <text:p>TÓNICA</text:p>
          </table:table-cell>
          <table:table-cell table:number-columns-repeated="16381" table:style-name="ce16"/>
        </table:table-row>
        <table:table-row table:style-name="ro1">
          <table:table-cell office:value-type="string" table:style-name="ce23">
            <text:p>(?&lt;=ˈ(b|β|k|d|ð|f|g|ɣ|ʃ||ɲ|ʎ|ʒ|l|m|n|p|ɾ|ʀ|s|t|v|z|pɾ|bɾ|tɾ|dɾ|kɾ|gɾ|fɾ|vɾ|pl|bl|kl|gl|fl))e(?=[ɲʃʎʒ])</text:p>
          </table:table-cell>
          <table:table-cell office:value-type="string" table:style-name="ce24">
            <text:p>ɐ</text:p>
          </table:table-cell>
          <table:table-cell office:value-type="string" table:style-name="ce16">
            <text:p>tónica, ver depois não pode ser ê portano secalhar pôr antes</text:p>
          </table:table-cell>
          <table:table-cell table:number-columns-repeated="16381" table:style-name="ce16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õ)o</text:p>
          </table:table-cell>
          <table:table-cell office:value-type="string" table:style-name="ce34">
            <text:p>/O/</text:p>
          </table:table-cell>
          <table:table-cell office:value-type="string" table:style-name="ce35">
            <text:p>tónicas, cuidado com as nasais (dezembro)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3">
            <text:p>(?&lt;=ˈ)(?!õ)o</text:p>
          </table:table-cell>
          <table:table-cell office:value-type="string" table:style-name="ce34">
            <text:p>/O/</text:p>
          </table:table-cell>
          <table:table-cell office:value-type="string" table:style-name="ce27">
            <text:p>tónicas, ter pq tá a selecionar o ou e oi também - embora o oi possa ficar /O/ por causa de comboio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ẽ)e</text:p>
          </table:table-cell>
          <table:table-cell office:value-type="string" table:style-name="ce34">
            <text:p>/E/</text:p>
          </table:table-cell>
          <table:table-cell office:value-type="string" table:style-name="ce35">
            <text:p>tónicas, cuidado com as nasais (dezembro)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3">
            <text:p>(?&lt;=ˈ)(?!ẽ)e</text:p>
          </table:table-cell>
          <table:table-cell office:value-type="string" table:style-name="ce34">
            <text:p>/E/</text:p>
          </table:table-cell>
          <table:table-cell office:value-type="string" table:style-name="ce35">
            <text:p>tónicas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6">
            <text:p>(?&lt;=^)</text:p>
          </table:table-cell>
          <table:table-cell office:value-type="string" table:style-name="ce37">
            <text:p>[</text:p>
          </table:table-cell>
          <table:table-cell table:number-columns-repeated="16382" table:style-name="ce38"/>
        </table:table-row>
        <table:table-row table:style-name="ro1">
          <table:table-cell office:value-type="string" table:style-name="ce36">
            <text:p>(?&lt;=$)</text:p>
          </table:table-cell>
          <table:table-cell office:value-type="string" table:style-name="ce37">
            <text:p>]</text:p>
          </table:table-cell>
          <table:table-cell table:number-columns-repeated="16382" table:style-name="ce38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18T17:57:58Z</dc:date>
  </office:meta>
</office:document-meta>
</file>